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style:font-name="Liberation Serif" fo:font-size="12pt" style:font-size-asian="12pt" style:font-size-complex="12pt"/>
    </style:style>
    <style:style style:name="P2" style:family="paragraph" style:parent-style-name="Text_20_body">
      <style:text-properties fo:font-size="12pt" style:font-size-asian="12pt" style:font-size-complex="12pt"/>
    </style:style>
    <style:style style:name="P3"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writing-mode="lr-tb"/>
      <style:text-properties fo:font-variant="normal" fo:text-transform="none" fo:color="#333366" style:font-name="Liberation Serif"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writing-mode="lr-tb"/>
      <style:text-properties fo:font-variant="normal" fo:text-transform="none" fo:color="#333366" style:font-name="Liberation Serif" fo:font-size="12pt" fo:letter-spacing="normal" fo:font-style="normal" fo:font-weight="bold" style:font-size-asian="12pt" style:font-weight-asian="bold" style:font-size-complex="12pt" style:font-weight-complex="bold"/>
    </style:style>
    <style:style style:name="P5"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writing-mode="lr-tb"/>
      <style:text-properties officeooo:paragraph-rsid="001a40c3"/>
    </style:style>
    <style:style style:name="P6" style:family="paragraph" style:parent-style-name="Text_20_body">
      <style:paragraph-properties fo:margin-top="0cm" fo:margin-bottom="0.247cm" loext:contextual-spacing="false" fo:text-align="start" style:justify-single-word="false" fo:orphans="2" fo:widows="2" style:writing-mode="lr-tb"/>
      <style:text-properties fo:font-variant="normal" fo:text-transform="none" fo:color="#333366" style:font-name="Liberation Serif" fo:font-size="12pt" fo:letter-spacing="normal" fo:font-style="normal" fo:font-weight="normal" officeooo:rsid="0014cee8" officeooo:paragraph-rsid="0014cee8" style:font-size-asian="12pt" style:font-size-complex="12pt"/>
    </style:style>
    <style:style style:name="P7" style:family="paragraph" style:parent-style-name="Text_20_body">
      <style:paragraph-properties fo:margin-top="0cm" fo:margin-bottom="0.247cm" loext:contextual-spacing="false" fo:text-align="start" style:justify-single-word="false" fo:orphans="2" fo:widows="2" style:writing-mode="lr-tb"/>
      <style:text-properties fo:font-variant="normal" fo:text-transform="none" fo:color="#333366" style:font-name="Liberation Serif" fo:font-size="12pt" fo:letter-spacing="normal" fo:font-style="normal" fo:font-weight="normal" officeooo:rsid="0015ccd8" officeooo:paragraph-rsid="001876e5" style:font-size-asian="12pt" style:font-weight-asian="normal" style:font-size-complex="12pt" style:font-weight-complex="normal"/>
    </style:style>
    <style:style style:name="P8" style:family="paragraph" style:parent-style-name="Text_20_body">
      <style:paragraph-properties fo:margin-top="0cm" fo:margin-bottom="0.247cm" loext:contextual-spacing="false" fo:text-align="start" style:justify-single-word="false" fo:orphans="2" fo:widows="2" style:writing-mode="lr-tb"/>
      <style:text-properties fo:font-variant="normal" fo:text-transform="none" fo:color="#333366" style:font-name="Liberation Serif" fo:font-size="12pt" fo:letter-spacing="normal" fo:font-style="normal" fo:font-weight="bold" style:font-size-asian="12pt" style:font-weight-asian="bold" style:font-size-complex="12pt" style:font-weight-complex="bold"/>
    </style:style>
    <style:style style:name="P9" style:family="paragraph" style:parent-style-name="Text_20_body">
      <style:paragraph-properties fo:margin-top="0cm" fo:margin-bottom="0.247cm" loext:contextual-spacing="false" fo:text-align="start" style:justify-single-word="false" fo:orphans="2" fo:widows="2" style:writing-mode="lr-tb"/>
      <style:text-properties fo:font-variant="normal" fo:text-transform="none" fo:color="#333366" style:font-name="Liberation Serif" fo:font-size="12pt" fo:letter-spacing="normal" fo:font-style="normal" fo:font-weight="normal" officeooo:rsid="001876e5" officeooo:paragraph-rsid="001876e5" style:font-size-asian="12pt" style:font-weight-asian="normal" style:font-size-complex="12pt" style:font-weight-complex="normal"/>
    </style:style>
    <style:style style:name="P10" style:family="paragraph" style:parent-style-name="Text_20_body">
      <style:paragraph-properties fo:margin-top="0cm" fo:margin-bottom="0.247cm" loext:contextual-spacing="false" fo:text-align="start" style:justify-single-word="false" fo:orphans="2" fo:widows="2" style:writing-mode="lr-tb"/>
      <style:text-properties fo:font-variant="normal" fo:text-transform="none" fo:color="#333366" style:font-name="Liberation Serif" fo:font-size="12pt" fo:letter-spacing="normal" fo:font-style="normal" fo:font-weight="normal" officeooo:paragraph-rsid="001876e5" style:font-size-asian="12pt" style:font-weight-asian="normal" style:font-size-complex="12pt" style:font-weight-complex="normal"/>
    </style:style>
    <style:style style:name="P11" style:family="paragraph" style:parent-style-name="Text_20_body">
      <style:paragraph-properties fo:margin-top="0cm" fo:margin-bottom="0.247cm" loext:contextual-spacing="false" fo:text-align="start" style:justify-single-word="false" fo:orphans="2" fo:widows="2" style:writing-mode="lr-tb"/>
      <style:text-properties fo:font-variant="normal" fo:text-transform="none" fo:color="#333366" style:font-name="Liberation Serif" fo:font-size="12pt" fo:letter-spacing="normal" fo:font-style="normal" fo:font-weight="normal" officeooo:rsid="001fbbd7" officeooo:paragraph-rsid="001fbbd7" style:font-size-asian="12pt" style:font-weight-asian="normal" style:font-size-complex="12pt" style:font-weight-complex="normal"/>
    </style:style>
    <style:style style:name="P12" style:family="paragraph" style:parent-style-name="Text_20_body">
      <style:paragraph-properties fo:margin-top="0cm" fo:margin-bottom="0.247cm" loext:contextual-spacing="false" fo:text-align="start" style:justify-single-word="false" fo:orphans="2" fo:widows="2" style:writing-mode="lr-tb"/>
      <style:text-properties fo:font-variant="normal" fo:text-transform="none" fo:color="#333366" style:font-name="Liberation Serif" fo:font-size="12pt" fo:letter-spacing="normal" fo:font-style="normal" fo:font-weight="normal" officeooo:rsid="0015ccd8" officeooo:paragraph-rsid="00205f42" style:font-size-asian="12pt" style:font-weight-asian="normal" style:font-size-complex="12pt" style:font-weight-complex="normal"/>
    </style:style>
    <style:style style:name="P13" style:family="paragraph" style:parent-style-name="Text_20_body">
      <style:paragraph-properties fo:margin-top="0cm" fo:margin-bottom="0.247cm" loext:contextual-spacing="false" fo:text-align="start" style:justify-single-word="false" fo:orphans="2" fo:widows="2" style:writing-mode="lr-tb"/>
      <style:text-properties fo:font-variant="normal" fo:text-transform="none" fo:color="#333366" style:font-name="Liberation Serif" fo:font-size="12pt" fo:letter-spacing="normal" fo:font-style="normal" fo:font-weight="normal" officeooo:rsid="0015ccd8" officeooo:paragraph-rsid="0015ccd8" style:font-size-asian="12pt" style:font-weight-asian="normal" style:font-size-complex="12pt" style:font-weight-complex="normal"/>
    </style:style>
    <style:style style:name="P14" style:family="paragraph" style:parent-style-name="Text_20_body">
      <style:paragraph-properties fo:margin-top="0cm" fo:margin-bottom="0.247cm" loext:contextual-spacing="false" fo:text-align="start" style:justify-single-word="false" fo:orphans="2" fo:widows="2" style:writing-mode="lr-tb"/>
      <style:text-properties fo:font-variant="normal" fo:text-transform="none" fo:color="#333366" style:font-name="Liberation Serif" fo:font-size="12pt" fo:letter-spacing="normal" fo:font-style="normal" fo:font-weight="normal" officeooo:rsid="00205f42" officeooo:paragraph-rsid="00205f42" style:font-size-asian="12pt" style:font-weight-asian="normal" style:font-size-complex="12pt" style:font-weight-complex="normal"/>
    </style:style>
    <style:style style:name="P15" style:family="paragraph" style:parent-style-name="Text_20_body">
      <style:paragraph-properties fo:margin-top="0cm" fo:margin-bottom="0.247cm" loext:contextual-spacing="false" fo:text-align="start" style:justify-single-word="false" fo:orphans="2" fo:widows="2" style:writing-mode="lr-tb"/>
      <style:text-properties fo:font-variant="normal" fo:text-transform="none" fo:color="#333366" style:font-name="Liberation Serif" fo:font-size="12pt" fo:letter-spacing="normal" fo:font-style="normal" fo:font-weight="normal" officeooo:rsid="0023fe34" officeooo:paragraph-rsid="0023fe34" style:font-size-asian="12pt" style:font-weight-asian="normal" style:font-size-complex="12pt" style:font-weight-complex="normal"/>
    </style:style>
    <style:style style:name="P16" style:family="paragraph" style:parent-style-name="Text_20_body">
      <style:paragraph-properties fo:margin-top="0cm" fo:margin-bottom="0.247cm" loext:contextual-spacing="false" fo:text-align="start" style:justify-single-word="false" fo:orphans="2" fo:widows="2" style:writing-mode="lr-tb"/>
      <style:text-properties fo:font-variant="normal" fo:text-transform="none" fo:color="#333366" style:font-name="Liberation Serif" fo:font-size="12pt" fo:letter-spacing="normal" fo:font-style="normal" fo:font-weight="normal" style:font-size-asian="12pt" style:font-size-complex="12pt"/>
    </style:style>
    <style:style style:name="P17" style:family="paragraph" style:parent-style-name="Text_20_body">
      <style:paragraph-properties fo:margin-top="0cm" fo:margin-bottom="0.247cm" loext:contextual-spacing="false" fo:text-align="start" style:justify-single-word="false" fo:orphans="2" fo:widows="2" style:writing-mode="lr-tb"/>
      <style:text-properties fo:font-variant="normal" fo:text-transform="none" fo:color="#333366" style:font-name="Liberation Serif" fo:font-size="12pt" fo:letter-spacing="normal" fo:font-style="normal" fo:font-weight="normal" officeooo:rsid="00205f42" officeooo:paragraph-rsid="00205f42" style:font-size-asian="12pt" style:font-size-complex="12pt"/>
    </style:style>
    <style:style style:name="P18" style:family="paragraph" style:parent-style-name="Text_20_body">
      <style:paragraph-properties fo:margin-top="0cm" fo:margin-bottom="0.247cm" loext:contextual-spacing="false" fo:text-align="start" style:justify-single-word="false" fo:orphans="2" fo:widows="2" style:writing-mode="lr-tb"/>
      <style:text-properties fo:font-variant="normal" fo:text-transform="none" fo:color="#333366" style:font-name="Liberation Serif" fo:font-size="12pt" fo:letter-spacing="normal" fo:font-style="normal" fo:font-weight="bold" style:font-size-asian="12pt" style:font-weight-asian="bold" style:font-size-complex="12pt" style:font-weight-complex="bold"/>
    </style:style>
    <style:style style:name="P19" style:family="paragraph" style:parent-style-name="Text_20_body">
      <style:paragraph-properties fo:margin-top="0cm" fo:margin-bottom="0.247cm" loext:contextual-spacing="false" fo:text-align="start" style:justify-single-word="false" fo:orphans="2" fo:widows="2" style:writing-mode="lr-tb"/>
      <style:text-properties fo:font-variant="normal" fo:text-transform="none" fo:color="#333366" style:font-name="Liberation Serif" fo:font-size="12pt" fo:letter-spacing="normal" fo:font-style="normal" fo:font-weight="bold" officeooo:rsid="0023fe34" officeooo:paragraph-rsid="0023fe34" style:font-size-asian="12pt" style:font-weight-asian="bold" style:font-size-complex="12pt" style:font-weight-complex="bold"/>
    </style:style>
    <style:style style:name="P20"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writing-mode="lr-tb"/>
      <style:text-properties fo:font-variant="normal" fo:text-transform="none" fo:color="#333366" style:font-name="Liberation Serif" fo:font-size="12pt" fo:letter-spacing="normal" fo:font-style="normal" style:text-underline-style="none" fo:font-weight="bold" style:font-size-asian="12pt" style:font-weight-asian="bold" style:font-size-complex="12pt" style:font-weight-complex="bold"/>
    </style:style>
    <style:style style:name="P21"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writing-mode="lr-tb"/>
      <style:text-properties fo:font-variant="normal" fo:text-transform="none" fo:color="#333366" style:font-name="Liberation Serif" fo:font-size="12pt" fo:letter-spacing="normal" fo:font-style="normal" style:text-underline-style="none" fo:font-weight="normal" officeooo:rsid="001e98fb" officeooo:paragraph-rsid="001e98fb" style:font-size-asian="12pt" style:font-weight-asian="normal" style:font-size-complex="12pt" style:font-weight-complex="normal"/>
    </style:style>
    <style:style style:name="T1" style:family="text">
      <style:text-properties officeooo:rsid="00165f21"/>
    </style:style>
    <style:style style:name="T2" style:family="text">
      <style:text-properties officeooo:rsid="001876e5"/>
    </style:style>
    <style:style style:name="T3" style:family="text">
      <style:text-properties fo:font-variant="normal" fo:text-transform="none" fo:color="#333366" style:font-name="Liberation Serif" fo:font-size="12pt" fo:letter-spacing="normal" fo:font-style="normal" fo:font-weight="normal" officeooo:rsid="001a40c3" style:font-size-asian="12pt" style:font-size-complex="12pt"/>
    </style:style>
    <style:style style:name="T4" style:family="text">
      <style:text-properties fo:font-weight="normal" style:font-weight-asian="normal" style:font-weight-complex="normal"/>
    </style:style>
    <style:style style:name="T5" style:family="text">
      <style:text-properties fo:font-weight="normal" officeooo:rsid="001e98fb" style:font-weight-asian="normal" style:font-weight-complex="normal"/>
    </style:style>
    <style:style style:name="T6" style:family="text">
      <style:text-properties fo:font-weight="normal" officeooo:rsid="00223e53" style:font-weight-asian="normal" style:font-weight-complex="normal"/>
    </style:style>
    <style:style style:name="T7" style:family="text">
      <style:text-properties fo:font-weight="normal" officeooo:rsid="0023fe34" style:font-weight-asian="normal" style:font-weight-complex="normal"/>
    </style:style>
    <style:style style:name="T8" style:family="text">
      <style:text-properties fo:font-weight="normal" officeooo:rsid="0024c538" style:font-weight-asian="normal" style:font-weight-complex="normal"/>
    </style:style>
    <style:style style:name="T9" style:family="text">
      <style:text-properties officeooo:rsid="001fbbd7"/>
    </style:style>
    <style:style style:name="T10" style:family="text">
      <style:text-properties style:text-underline-style="solid" style:text-underline-width="auto" style:text-underline-color="font-color" officeooo:rsid="001fbbd7"/>
    </style:style>
    <style:style style:name="T11" style:family="text">
      <style:text-properties style:text-underline-style="solid" style:text-underline-width="auto" style:text-underline-color="font-color" officeooo:rsid="00165f21"/>
    </style:style>
    <style:style style:name="T12" style:family="text">
      <style:text-properties style:text-underline-style="solid" style:text-underline-width="auto" style:text-underline-color="font-color" officeooo:rsid="00205f42"/>
    </style:style>
    <style:style style:name="T13" style:family="text">
      <style:text-properties style:text-underline-style="solid" style:text-underline-width="auto" style:text-underline-color="font-color" officeooo:rsid="002571cb"/>
    </style:style>
    <style:style style:name="T14" style:family="text">
      <style:text-properties style:text-underline-style="none"/>
    </style:style>
    <style:style style:name="T15" style:family="text">
      <style:text-properties style:text-underline-style="none" officeooo:rsid="00205f42"/>
    </style:style>
    <style:style style:name="T16" style:family="text">
      <style:text-properties style:text-underline-style="none" officeooo:rsid="0023fe34"/>
    </style:style>
    <style:style style:name="T17" style:family="text">
      <style:text-properties officeooo:rsid="00205f42"/>
    </style:style>
    <style:style style:name="T18" style:family="text">
      <style:text-properties officeooo:rsid="00223e53"/>
    </style:style>
    <style:style style:name="T19" style:family="text">
      <style:text-properties officeooo:rsid="0023fe34"/>
    </style:style>
    <style:style style:name="T20" style:family="text">
      <style:text-properties officeooo:rsid="002571c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yui_3_17_2_1_1586517262930_48"/>Topic: Exploration of visualization tool(s), and prototyping.</text:p>
      <text:p text:style-name="P1"/>
      <text:p text:style-name="P20">Progress of this week:</text:p>
      <text:p text:style-name="P21">Besides the later mentioned challenges, I worked on the following topics:</text:p>
      <text:p text:style-name="P21">- Design: I implemented a grid view, which is already partly responsive. So also tablets and mobile phones can use the homepage.</text:p>
      <text:p text:style-name="P21">- Implemented a bar chart, which displays the cases in comparison with the population of a country. This gives a new view on the subject.</text:p>
      <text:p text:style-name="P21"/>
      <text:p text:style-name="P4">The challenge(s):</text:p>
      <text:p text:style-name="P6"><text:span text:style-name="T17">1)</text:span>Working on interactivity. A big challenge this week was the interactivity of the graphs. As already mentioned last week, I am currently using d3, react-simple-maps and react-vis as libraries.</text:p>
      <text:p text:style-name="P6"/>
      <text:p text:style-name="P6"><text:span text:style-name="T17">2)</text:span> <text:span text:style-name="T2">It is part of the project to make it accessible online. The right choice of platform was a problem. </text:span></text:p>
      <text:p text:style-name="P6"/>
      <text:p text:style-name="P16"><text:span text:style-name="T17">3)</text:span> <text:span text:style-name="T2">The interactive line graph displays along the x-axis every single day since January. Simply because of the data source. Along the y-axis the number of cases. The problem is the timeframe. While it is okay for China to start in January, many other countries have 0 cases in January and February. This pushes the lines to the right side, while the middle and beginning are empty.</text:span></text:p>
      <text:p text:style-name="P17">4) Implement<text:span text:style-name="T18">ing</text:span> the informati<text:span text:style-name="T20">o</text:span>n seeking mantra</text:p>
      <text:p text:style-name="P17"/>
      <text:p text:style-name="P8">The methods you tried to address the challenge(s):</text:p>
      <text:p text:style-name="P12"><text:span text:style-name="T17">1) </text:span>I decided to implement a line graph as interactivity in the choropleth map. With <text:span text:style-name="T20">a</text:span> click on a certain country <text:span text:style-name="T9">(</text:span><text:span text:style-name="T10">explore interactivity</text:span><text:span text:style-name="T9">)</text:span>, a popup window appears and shows a line graph with 4 different lines (confirmed, active, recovered, deaths). The line graph itself <text:span text:style-name="T1">has a crosshair implemented, which shows the exact value of all four lines when the mouse hovers over a certain point (</text:span><text:span text:style-name="T11">elaborate interactivity</text:span><text:span text:style-name="T1">). </text:span></text:p>
      <text:p text:style-name="P12"><text:span text:style-name="T1">Also, it is possible to hide a specific line with click on a button (</text:span><text:span text:style-name="T11">filter interactivity</text:span><text:span text:style-name="T1">).</text:span></text:p>
      <text:p text:style-name="P13">Besides that, <text:span text:style-name="T1">the choropleth can show the density of all 4 categories (confirmed, recovered, active, deaths) with a click on a specific button (</text:span><text:span text:style-name="T11">encode interactiv</text:span><text:span text:style-name="T13">i</text:span><text:span text:style-name="T11">ty</text:span><text:span text:style-name="T1">). </text:span></text:p>
      <text:p text:style-name="P7">Furthermore, <text:span text:style-name="T1">every</text:span> country gets highlighted when the mouse hovers over it and a little tooltip show<text:span text:style-name="T2">s</text:span> the <text:span text:style-name="T2">country’s </text:span>population <text:span text:style-name="T1">and the exact number of cases (</text:span><text:span text:style-name="T11">elaborate interactivity</text:span><text:span text:style-name="T1">). </text:span></text:p>
      <text:p text:style-name="P11">Another interaction is part of some of the bar chart. <text:span text:style-name="T14">Keyboard interaction gets used to filter certain countries or put two countries next to each other for comparison </text:span><text:span text:style-name="T15">(</text:span><text:span text:style-name="T12">filter interactivity</text:span><text:span text:style-name="T15">)</text:span><text:span text:style-name="T14">. </text:span></text:p>
      <text:p text:style-name="P14"><text:span text:style-name="T14">Overall, I implemented quite a lot of the interaction categories. </text:span><text:span text:style-name="T16">Although, </text:span><text:span text:style-name="T14"><text:s/>I don’t see a chance to use the connect interactivity with this topic but reconfigure and select would be possible to</text:span><text:span text:style-name="T16">o</text:span><text:span text:style-name="T14">. </text:span></text:p>
      <text:p text:style-name="P7"><text:soft-page-break/><text:span text:style-name="T17">2) I first tried to push the data to Heroku. Heroku is a nice platform to host web applications. Although it would be nice to keep the data constantly updated and this is not possible with Heroku. The John-Hopkins-University updates their data once a day regularly. So I need some sort of cronjob, which pulls the data and runs my python scripts to preprocess the data. If I would have implemented everything just in Javascript, Heroku would be still an option. Although the storage is quite limited on Heroku.</text:span></text:p>
      <text:p text:style-name="P9">As alternative, I chose to sign up for AWS. Amazon offers in the first year a free EC2 instance. It gives the possibilities to run the application ([1]) and also implement a cronjob, which updates daily the data. </text:p>
      <text:p text:style-name="P10"><text:span text:style-name="T17">3) <text:s/>For now, I don’t display data where the number of confirmed cases is 0. Which leads to the simple effect, that the beginning gets completely removed of every country where nothing happened. The graph looks a lot better now. In the long run, this is also not very satisfying. The longer this crisis lasts, the more days I have to visualize. In the future, it will be better to split up the days in months and only display single months.</text:span></text:p>
      <text:p text:style-name="P11"><text:s/><text:span text:style-name="T17">4)There are many graphs and numbers, which I have to present and I don’t want to present too much at the beginning. <text:s/>Only on demand. So as the core of the visualization platform I decided to put the choropleth map. The interactivity hides information and only reveals them on demand. I am probably going to put the other graphs below it, where users have to scroll to reach them. </text:span></text:p>
      <text:p text:style-name="P8"/>
      <text:p text:style-name="P19">Learned: </text:p>
      <text:p text:style-name="P15">- Information seeking mantra</text:p>
      <text:p text:style-name="P8"><text:span text:style-name="T4">- </text:span><text:span text:style-name="T7">Interactivity categories</text:span></text:p>
      <text:p text:style-name="P8"/>
      <text:p text:style-name="P8">Plan of next week:</text:p>
      <text:p text:style-name="P8">- <text:span text:style-name="T5">Make it fully responsive</text:span></text:p>
      <text:p text:style-name="P8"><text:span text:style-name="T5">- Find a good mix of graphs and maybe tables to provide information </text:span><text:span text:style-name="T8">in a proper way</text:span><text:span text:style-name="T5"> </text:span><text:span text:style-name="T6">(information seeking mantra)</text:span></text:p>
      <text:p text:style-name="P8"><text:span text:style-name="T5">- Bugfixing</text:span></text:p>
      <text:p text:style-name="P4">References:</text:p>
      <text:p text:style-name="P5"><text:span text:style-name="T3">[1]: </text:span><text:a xlink:type="simple" xlink:href="http://52.47.133.119:5000/" text:style-name="Internet_20_link" text:visited-style-name="Visited_20_Internet_20_Link">http://52.47.133.119:5000/</text:a></text:p>
      <text:p text:style-name="P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0T13:41:29.440199368</meta:creation-date>
    <dc:date>2020-04-11T10:01:27.985505292</dc:date>
    <meta:editing-duration>PT35M30S</meta:editing-duration>
    <meta:editing-cycles>10</meta:editing-cycles>
    <meta:generator>LibreOffice/6.0.7.3$Linux_X86_64 LibreOffice_project/00m0$Build-3</meta:generator>
    <meta:document-statistic meta:table-count="0" meta:image-count="0" meta:object-count="0" meta:page-count="2" meta:paragraph-count="31" meta:word-count="717" meta:character-count="4270" meta:non-whitespace-character-count="3569"/>
  </office:meta>
</office:document-meta>
</file>